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489cm" fo:margin-left="0.056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2.408cm"/>
    </style:style>
    <style:style style:name="Table1.C" style:family="table-column">
      <style:table-column-properties style:column-width="5.609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2.487cm"/>
    </style:style>
    <style:style style:name="Table1.F" style:family="table-column">
      <style:table-column-properties style:column-width="2.69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fo:padding="0.097cm" fo:border="0.5pt solid #000000" style:writing-mode="lr-tb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style:min-row-height="0.176cm" style:use-optimal-row-height="false"/>
    </style:style>
    <style:style style:name="P1" style:family="paragraph" style:parent-style-name="Standard">
      <style:paragraph-properties fo:break-before="page"/>
      <style:text-properties style:font-name="Arial"/>
    </style:style>
    <style:style style:name="P2" style:family="paragraph" style:parent-style-name="Standard">
      <style:paragraph-properties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style:font-name="Arial" fo:font-size="13pt" style:font-size-asian="13pt" style:font-size-complex="13pt"/>
    </style:style>
    <style:style style:name="P7" style:family="paragraph" style:parent-style-name="Standard">
      <style:text-properties style:font-name="Arial" fo:font-size="9.5pt" style:font-size-asian="9.5pt" style:font-size-complex="9.5pt"/>
    </style:style>
    <style:style style:name="P8" style:family="paragraph" style:parent-style-name="Standard">
      <style:text-properties style:font-name="DejaVu Sans Mono" fo:font-size="10.5pt" style:font-size-asian="10.5pt" style:font-size-complex="10.5pt"/>
    </style:style>
    <style:style style:name="P9" style:family="paragraph" style:parent-style-name="Standard">
      <style:text-properties fo:color="#000000" style:font-name="Arial" fo:font-weight="normal" style:font-weight-asian="normal" style:font-weight-complex="normal"/>
    </style:style>
    <style:style style:name="P10" style:family="paragraph" style:parent-style-name="Table_20_Contents">
      <style:text-properties fo:color="#000000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color="#000000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text-properties style:font-name="Arial" officeooo:rsid="001a41e8" officeooo:paragraph-rsid="001a41e8"/>
    </style:style>
    <style:style style:name="P16" style:family="paragraph" style:parent-style-name="Standard">
      <style:text-properties style:font-name="Arial" officeooo:rsid="001bc4f7" officeooo:paragraph-rsid="001bc4f7"/>
    </style:style>
    <style:style style:name="P17" style:family="paragraph" style:parent-style-name="Standard">
      <style:text-properties style:font-name="Arial" officeooo:rsid="001bc4f7" officeooo:paragraph-rsid="001cb9b7"/>
    </style:style>
    <style:style style:name="P18" style:family="paragraph" style:parent-style-name="Standard">
      <style:text-properties style:font-name="Arial" officeooo:rsid="001cb9b7" officeooo:paragraph-rsid="001cb9b7"/>
    </style:style>
    <style:style style:name="P19" style:family="paragraph" style:parent-style-name="Standard">
      <style:text-properties style:font-name="Arial" officeooo:rsid="001cb9b7" officeooo:paragraph-rsid="001dff50"/>
    </style:style>
    <style:style style:name="P20" style:family="paragraph" style:parent-style-name="Standard">
      <style:text-properties style:font-name="Arial" officeooo:rsid="001dff50" officeooo:paragraph-rsid="001dff50"/>
    </style:style>
    <style:style style:name="P21" style:family="paragraph" style:parent-style-name="Standard">
      <style:text-properties style:font-name="Arial" fo:language="en" fo:country="US" officeooo:rsid="00125bdf" officeooo:paragraph-rsid="001dff50"/>
    </style:style>
    <style:style style:name="P22" style:family="paragraph" style:parent-style-name="Standard">
      <style:text-properties style:font-name="Arial" fo:language="en" fo:country="US" officeooo:rsid="0039cad1" officeooo:paragraph-rsid="001dff50"/>
    </style:style>
    <style:style style:name="P23" style:family="paragraph" style:parent-style-name="Standard">
      <style:text-properties style:font-name="Arial" fo:language="en" fo:country="US" officeooo:rsid="0039cad1" officeooo:paragraph-rsid="001dff50" fo:background-color="#d4ea6b"/>
    </style:style>
    <style:style style:name="P24" style:family="paragraph" style:parent-style-name="Standard">
      <style:text-properties style:font-name="Arial" fo:language="en" fo:country="US" officeooo:rsid="003cba0d" officeooo:paragraph-rsid="001dff50"/>
    </style:style>
    <style:style style:name="P25" style:family="paragraph" style:parent-style-name="Standard">
      <style:text-properties style:font-name="Arial" fo:language="en" fo:country="US" officeooo:rsid="002d9df3" officeooo:paragraph-rsid="001dff50"/>
    </style:style>
    <style:style style:name="P26" style:family="paragraph" style:parent-style-name="Standard">
      <style:text-properties style:font-name="Arial" fo:language="en" fo:country="US" officeooo:rsid="003ff9ea" officeooo:paragraph-rsid="001dff50"/>
    </style:style>
    <style:style style:name="P27" style:family="paragraph" style:parent-style-name="Standard">
      <style:text-properties style:font-name="Arial" fo:language="en" fo:country="US" officeooo:rsid="003e2e72" officeooo:paragraph-rsid="001dff50"/>
    </style:style>
    <style:style style:name="P28" style:family="paragraph" style:parent-style-name="Standard">
      <style:text-properties style:font-name="Arial" fo:language="en" fo:country="US" fo:font-weight="normal" officeooo:rsid="003a8232" officeooo:paragraph-rsid="001dff50" style:font-weight-asian="normal" style:font-weight-complex="normal"/>
    </style:style>
    <style:style style:name="P29" style:family="paragraph" style:parent-style-name="Standard">
      <style:text-properties style:font-name="Arial" fo:language="en" fo:country="US" fo:font-weight="normal" officeooo:rsid="0042b6cd" officeooo:paragraph-rsid="001e9832" style:font-weight-asian="normal" style:font-weight-complex="normal"/>
    </style:style>
    <style:style style:name="P30" style:family="paragraph" style:parent-style-name="Standard">
      <style:text-properties style:font-name="Arial" fo:language="en" fo:country="US" fo:font-weight="normal" officeooo:rsid="00175f08" officeooo:paragraph-rsid="001e9832" style:font-weight-asian="normal" style:font-weight-complex="normal"/>
    </style:style>
    <style:style style:name="P31" style:family="paragraph" style:parent-style-name="Standard">
      <style:text-properties style:font-name="Arial" fo:language="en" fo:country="US" fo:font-weight="normal" officeooo:rsid="004344c7" officeooo:paragraph-rsid="001e9832" style:font-weight-asian="normal" style:font-weight-complex="normal"/>
    </style:style>
    <style:style style:name="P32" style:family="paragraph" style:parent-style-name="Standard">
      <style:text-properties style:font-name="Arial" fo:language="en" fo:country="US" fo:font-weight="normal" officeooo:rsid="004ad55a" officeooo:paragraph-rsid="001e9832" style:font-weight-asian="normal" style:font-weight-complex="normal"/>
    </style:style>
    <style:style style:name="P33" style:family="paragraph" style:parent-style-name="Standard">
      <style:text-properties style:font-name="Arial" fo:language="en" fo:country="US" fo:font-weight="normal" officeooo:rsid="001c8c27" officeooo:paragraph-rsid="001f10c2" style:font-weight-asian="normal" style:font-weight-complex="normal"/>
    </style:style>
    <style:style style:name="P34" style:family="paragraph" style:parent-style-name="Standard">
      <style:text-properties style:font-name="Arial" fo:language="en" fo:country="US" fo:font-weight="normal" officeooo:rsid="001ac66d" officeooo:paragraph-rsid="001f10c2" style:font-weight-asian="normal" style:font-weight-complex="normal"/>
    </style:style>
    <style:style style:name="P35" style:family="paragraph" style:parent-style-name="Standard">
      <style:text-properties style:font-name="Arial" fo:language="en" fo:country="US" fo:font-weight="normal" officeooo:rsid="00249348" officeooo:paragraph-rsid="001f10c2" style:font-weight-asian="normal" style:font-weight-complex="normal"/>
    </style:style>
    <style:style style:name="P36" style:family="paragraph" style:parent-style-name="Standard">
      <style:text-properties style:font-name="Arial" fo:language="en" fo:country="US" fo:font-weight="normal" officeooo:rsid="004b8bf5" officeooo:paragraph-rsid="001f10c2" style:font-weight-asian="normal" style:font-weight-complex="normal"/>
    </style:style>
    <style:style style:name="P37" style:family="paragraph" style:parent-style-name="Standard">
      <style:text-properties style:font-name="Arial" fo:language="en" fo:country="US" fo:font-weight="normal" officeooo:rsid="004cd55e" officeooo:paragraph-rsid="001f10c2" style:font-weight-asian="normal" style:font-weight-complex="normal"/>
    </style:style>
    <style:style style:name="P38" style:family="paragraph" style:parent-style-name="Standard">
      <style:text-properties style:font-name="Arial" fo:language="en" fo:country="US" fo:font-weight="normal" officeooo:rsid="005f6a5d" officeooo:paragraph-rsid="001f10c2" fo:background-color="#ffffff" style:font-weight-asian="normal" style:font-weight-complex="normal"/>
    </style:style>
    <style:style style:name="P39" style:family="paragraph" style:parent-style-name="Standard">
      <style:text-properties style:font-name="Arial" fo:language="en" fo:country="US" fo:font-weight="normal" officeooo:rsid="0062993d" officeooo:paragraph-rsid="001f10c2" fo:background-color="#ffffff" style:font-weight-asian="normal" style:font-weight-complex="normal"/>
    </style:style>
    <style:style style:name="P40" style:family="paragraph" style:parent-style-name="Standard">
      <style:text-properties style:font-name="Arial" fo:language="en" fo:country="US" fo:font-weight="normal" officeooo:rsid="004cd55e" officeooo:paragraph-rsid="001f10c2" fo:background-color="#ffff00" style:font-weight-asian="normal" style:font-weight-complex="normal"/>
    </style:style>
    <style:style style:name="P41" style:family="paragraph" style:parent-style-name="Standard">
      <style:text-properties style:font-name="Arial" fo:language="en" fo:country="US" fo:font-weight="normal" officeooo:rsid="005f6a5d" officeooo:paragraph-rsid="001f10c2" fo:background-color="#ffff00" style:font-weight-asian="normal" style:font-weight-complex="normal"/>
    </style:style>
    <style:style style:name="P42" style:family="paragraph" style:parent-style-name="Standard">
      <style:text-properties style:font-name="Arial" fo:language="en" fo:country="US" officeooo:rsid="003a8232" officeooo:paragraph-rsid="001dff50"/>
    </style:style>
    <style:style style:name="P43" style:family="paragraph" style:parent-style-name="Standard">
      <style:text-properties style:font-name="Arial" fo:language="en" fo:country="US" officeooo:rsid="001d4063" officeooo:paragraph-rsid="001dff50"/>
    </style:style>
    <style:style style:name="P44" style:family="paragraph" style:parent-style-name="Standard">
      <style:text-properties style:font-name="Arial" fo:language="en" fo:country="US" officeooo:rsid="0042b6cd" officeooo:paragraph-rsid="001dff50"/>
    </style:style>
    <style:style style:name="P45" style:family="paragraph" style:parent-style-name="Standard">
      <style:text-properties style:font-name="Arial" fo:language="en" fo:country="US" officeooo:rsid="0035d5b3" officeooo:paragraph-rsid="001dff50"/>
    </style:style>
    <style:style style:name="P46" style:family="paragraph" style:parent-style-name="Standard">
      <style:text-properties style:font-name="Arial" fo:language="en" fo:country="US" officeooo:rsid="00401f3d" officeooo:paragraph-rsid="001dff50"/>
    </style:style>
    <style:style style:name="P47" style:family="paragraph" style:parent-style-name="Standard">
      <style:text-properties style:font-name="Arial" fo:language="en" fo:country="US" officeooo:rsid="004094dd" officeooo:paragraph-rsid="001dff50"/>
    </style:style>
    <style:style style:name="P48" style:family="paragraph" style:parent-style-name="Standard">
      <style:text-properties style:font-name="Arial" fo:language="en" fo:country="US" fo:font-weight="bold" officeooo:rsid="00508724" officeooo:paragraph-rsid="001e9832" style:font-weight-asian="bold" style:font-weight-complex="bold"/>
    </style:style>
    <style:style style:name="P49" style:family="paragraph" style:parent-style-name="Standard">
      <style:text-properties style:font-name="Arial" officeooo:paragraph-rsid="001e9832"/>
    </style:style>
    <style:style style:name="P50" style:family="paragraph" style:parent-style-name="Standard">
      <style:text-properties style:font-name="Arial" officeooo:rsid="001f10c2" officeooo:paragraph-rsid="001f10c2"/>
    </style:style>
    <style:style style:name="P51" style:family="paragraph" style:parent-style-name="Standard">
      <style:text-properties style:font-name="Arial" officeooo:paragraph-rsid="0015db62"/>
    </style:style>
    <style:style style:name="P52" style:family="paragraph" style:parent-style-name="Standard">
      <style:text-properties style:font-name="Arial" officeooo:rsid="001fc1ac" officeooo:paragraph-rsid="001fc1ac"/>
    </style:style>
    <style:style style:name="P53" style:family="paragraph" style:parent-style-name="Standard">
      <style:text-properties style:text-position="0% 100%" style:font-name="Arial" fo:language="en" fo:country="US" fo:font-weight="normal" officeooo:rsid="0042b6cd" officeooo:paragraph-rsid="001e9832" style:font-weight-asian="normal" style:font-weight-complex="normal"/>
    </style:style>
    <style:style style:name="P54" style:family="paragraph" style:parent-style-name="Standard">
      <style:text-properties style:text-position="0% 100%" style:font-name="Arial" fo:language="en" fo:country="US" fo:font-weight="normal" officeooo:rsid="0047db2a" style:font-weight-asian="normal" style:font-weight-complex="normal"/>
    </style:style>
    <style:style style:name="P55" style:family="paragraph" style:parent-style-name="Standard">
      <style:text-properties style:text-position="0% 100%" style:font-name="Arial" fo:language="en" fo:country="US" fo:font-weight="normal" officeooo:rsid="0047db2a" officeooo:paragraph-rsid="001e9832" style:font-weight-asian="normal" style:font-weight-complex="normal"/>
    </style:style>
    <style:style style:name="P56" style:family="paragraph" style:parent-style-name="Standard">
      <style:text-properties style:text-position="0% 100%" style:font-name="Arial" fo:language="en" fo:country="US" fo:font-weight="normal" officeooo:rsid="004ad55a" officeooo:paragraph-rsid="001e9832" style:font-weight-asian="normal" style:font-weight-complex="normal"/>
    </style:style>
    <style:style style:name="P57" style:family="paragraph" style:parent-style-name="Standard">
      <style:text-properties style:text-position="0% 100%" style:font-name="Arial" fo:language="en" fo:country="US" fo:font-weight="normal" officeooo:rsid="00473d9c" officeooo:paragraph-rsid="001e9832" style:font-weight-asian="normal" style:font-weight-complex="normal"/>
    </style:style>
    <style:style style:name="P58" style:family="paragraph" style:parent-style-name="Standard">
      <style:text-properties style:text-position="0% 100%" style:font-name="DejaVu Sans Mono" fo:font-size="10pt" fo:language="en" fo:country="US" fo:font-weight="normal" officeooo:rsid="0042b6cd" officeooo:paragraph-rsid="001e9832" style:font-size-asian="10pt" style:font-weight-asian="normal" style:font-size-complex="10pt" style:font-weight-complex="normal"/>
    </style:style>
    <style:style style:name="P59" style:family="paragraph" style:parent-style-name="Standard">
      <style:text-properties officeooo:paragraph-rsid="001e9832"/>
    </style:style>
    <style:style style:name="P60" style:family="paragraph" style:parent-style-name="Standard">
      <style:text-properties style:font-name="DejaVu Sans Mono" fo:font-size="10pt" fo:language="en" fo:country="US" fo:font-weight="normal" officeooo:rsid="0042b6cd" officeooo:paragraph-rsid="001e9832" style:font-size-asian="10pt" style:font-weight-asian="normal" style:font-size-complex="10pt" style:font-weight-complex="normal"/>
    </style:style>
    <style:style style:name="P61" style:family="paragraph" style:parent-style-name="Standard">
      <style:text-properties style:font-name="DejaVu Sans Mono" fo:font-size="10.5pt" fo:language="en" fo:country="US" fo:font-weight="normal" officeooo:rsid="001ac66d" officeooo:paragraph-rsid="001f10c2" style:font-size-asian="10.5pt" style:font-weight-asian="normal" style:font-size-complex="10.5pt" style:font-weight-complex="normal"/>
    </style:style>
    <style:style style:name="P62" style:family="paragraph" style:parent-style-name="Standard">
      <style:text-properties style:font-name="DejaVu Sans Mono" fo:font-size="10.5pt" fo:language="en" fo:country="US" fo:font-weight="normal" officeooo:rsid="004b8bf5" officeooo:paragraph-rsid="001f10c2" style:font-size-asian="10.5pt" style:font-weight-asian="normal" style:font-size-complex="10.5pt" style:font-weight-complex="normal"/>
    </style:style>
    <style:style style:name="P63" style:family="paragraph" style:parent-style-name="Standard_20__28_user_29_">
      <style:text-properties style:font-name="Arial1" fo:language="en" fo:country="US" fo:font-weight="normal" officeooo:rsid="0062993d" officeooo:paragraph-rsid="001f10c2" fo:background-color="#ffffff" style:font-weight-asian="normal" style:font-weight-complex="normal"/>
    </style:style>
    <style:style style:name="P64" style:family="paragraph">
      <loext:graphic-properties draw:fill="none"/>
      <style:paragraph-properties fo:text-align="center"/>
    </style:style>
    <style:style style:name="P65" style:family="paragraph">
      <loext:graphic-properties draw:opacity="0%"/>
    </style:style>
    <style:style style:name="T1" style:family="text">
      <style:text-properties style:font-name="Arial"/>
    </style:style>
    <style:style style:name="T2" style:family="text">
      <style:text-properties style:font-name="Arial" fo:background-color="#ffffff" loext:char-shading-value="0"/>
    </style:style>
    <style:style style:name="T3" style:family="text">
      <style:text-properties style:font-name="Arial" officeooo:rsid="001a41e8" fo:background-color="#ffffff" loext:char-shading-value="0"/>
    </style:style>
    <style:style style:name="T4" style:family="text">
      <style:text-properties fo:color="#000000" style:font-name="Arial" fo:font-weight="normal" style:font-weight-asian="normal" style:font-weight-complex="normal"/>
    </style:style>
    <style:style style:name="T5" style:family="text">
      <style:text-properties officeooo:rsid="001a41e8"/>
    </style:style>
    <style:style style:name="T6" style:family="text">
      <style:text-properties officeooo:rsid="001bc4f7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1cb9b7"/>
    </style:style>
    <style:style style:name="T9" style:family="text">
      <style:text-properties style:text-position="super 58%" officeooo:rsid="001bc4f7"/>
    </style:style>
    <style:style style:name="T10" style:family="text">
      <style:text-properties officeooo:rsid="001cb9b7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42b6cd" fo:background-color="#ffff00" loext:char-shading-value="0"/>
    </style:style>
    <style:style style:name="T14" style:family="text">
      <style:text-properties officeooo:rsid="001a41e8" fo:background-color="#bbe33d" loext:char-shading-value="0"/>
    </style:style>
    <style:style style:name="T15" style:family="text">
      <style:text-properties officeooo:rsid="001a41e8" fo:background-color="#ffd7d7" loext:char-shading-value="0"/>
    </style:style>
    <style:style style:name="T16" style:family="text">
      <style:text-properties officeooo:rsid="001bc4f7" fo:background-color="#ffd7d7" loext:char-shading-value="0"/>
    </style:style>
    <style:style style:name="T17" style:family="text">
      <style:text-properties fo:background-color="#ffffff" loext:char-shading-value="0"/>
    </style:style>
    <style:style style:name="T18" style:family="text">
      <style:text-properties officeooo:rsid="001a41e8" fo:background-color="#ffffff" loext:char-shading-value="0"/>
    </style:style>
    <style:style style:name="T19" style:family="text">
      <style:text-properties officeooo:rsid="001dff50" fo:background-color="#ffffff" loext:char-shading-value="0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4b8bf5" fo:background-color="#ffffff" loext:char-shading-value="0"/>
    </style:style>
    <style:style style:name="T22" style:family="text">
      <style:text-properties officeooo:rsid="0065a96f" fo:background-color="#ffffff" loext:char-shading-value="0"/>
    </style:style>
    <style:style style:name="T23" style:family="text">
      <style:text-properties officeooo:rsid="006b6bde"/>
    </style:style>
    <style:style style:name="T24" style:family="text">
      <style:text-properties officeooo:rsid="003cba0d"/>
    </style:style>
    <style:style style:name="T25" style:family="text">
      <style:text-properties officeooo:rsid="003ae2cd"/>
    </style:style>
    <style:style style:name="T26" style:family="text">
      <style:text-properties officeooo:rsid="003ff9ea"/>
    </style:style>
    <style:style style:name="T27" style:family="text">
      <style:text-properties officeooo:rsid="0068072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a8232" style:font-weight-asian="bold" style:font-weight-complex="bold"/>
    </style:style>
    <style:style style:name="T30" style:family="text">
      <style:text-properties officeooo:rsid="003a8232"/>
    </style:style>
    <style:style style:name="T31" style:family="text">
      <style:text-properties officeooo:rsid="00589daa"/>
    </style:style>
    <style:style style:name="T32" style:family="text">
      <style:text-properties officeooo:rsid="004094dd"/>
    </style:style>
    <style:style style:name="T33" style:family="text">
      <style:text-properties officeooo:rsid="00401f3d"/>
    </style:style>
    <style:style style:name="T34" style:family="text">
      <style:text-properties officeooo:rsid="004344c7"/>
    </style:style>
    <style:style style:name="T35" style:family="text">
      <style:text-properties style:text-position="0% 100%"/>
    </style:style>
    <style:style style:name="T36" style:family="text">
      <style:text-properties style:text-position="0% 100%" officeooo:rsid="004344c7"/>
    </style:style>
    <style:style style:name="T37" style:family="text">
      <style:text-properties style:text-position="0% 100%" officeooo:rsid="004ad55a"/>
    </style:style>
    <style:style style:name="T38" style:family="text">
      <style:text-properties style:text-position="0% 100%" officeooo:rsid="0047db2a"/>
    </style:style>
    <style:style style:name="T39" style:family="text">
      <style:text-properties style:text-position="0% 100%" style:font-name="Arial" fo:language="en" fo:country="US" fo:font-weight="normal" officeooo:rsid="0047db2a" style:font-weight-asian="normal" style:font-weight-complex="normal"/>
    </style:style>
    <style:style style:name="T40" style:family="text">
      <style:text-properties style:text-position="0% 100%" style:font-name="Arial" fo:language="en" fo:country="US" fo:font-weight="normal" officeooo:rsid="004344c7" style:font-weight-asian="normal" style:font-weight-complex="normal"/>
    </style:style>
    <style:style style:name="T41" style:family="text">
      <style:text-properties style:text-position="0% 100%" style:font-name="Arial" fo:language="en" fo:country="US" fo:font-weight="normal" officeooo:rsid="0042b6cd" style:font-weight-asian="normal" style:font-weight-complex="normal"/>
    </style:style>
    <style:style style:name="T42" style:family="text">
      <style:text-properties style:text-position="0% 100%" style:font-name="Arial" fo:language="en" fo:country="US" fo:font-weight="normal" officeooo:rsid="004ad55a" style:font-weight-asian="normal" style:font-weight-complex="normal"/>
    </style:style>
    <style:style style:name="T43" style:family="text">
      <style:text-properties style:text-position="0% 100%" fo:background-color="#ffff00" loext:char-shading-value="0"/>
    </style:style>
    <style:style style:name="T44" style:family="text">
      <style:text-properties style:text-position="0% 100%" officeooo:rsid="0047db2a" fo:background-color="#ffff00" loext:char-shading-value="0"/>
    </style:style>
    <style:style style:name="T45" style:family="text">
      <style:text-properties style:text-position="0% 100%" officeooo:rsid="001e9832"/>
    </style:style>
    <style:style style:name="T46" style:family="text">
      <style:text-properties style:text-position="0% 100%" fo:background-color="#ffa6a6" loext:char-shading-value="0"/>
    </style:style>
    <style:style style:name="T47" style:family="text">
      <style:text-properties style:text-position="0% 100%" fo:background-color="#ffffff" loext:char-shading-value="0"/>
    </style:style>
    <style:style style:name="T48" style:family="text">
      <style:text-properties style:text-position="0% 100%" fo:background-color="#ffffff" loext:char-shading-value="0"/>
    </style:style>
    <style:style style:name="T49" style:family="text">
      <style:text-properties officeooo:rsid="001e9832"/>
    </style:style>
    <style:style style:name="T50" style:family="text">
      <style:text-properties officeooo:rsid="00508724"/>
    </style:style>
    <style:style style:name="T51" style:family="text">
      <style:text-properties officeooo:rsid="001c8c27"/>
    </style:style>
    <style:style style:name="T52" style:family="text">
      <style:text-properties officeooo:rsid="0065a96f"/>
    </style:style>
    <style:style style:name="T53" style:family="text">
      <style:text-properties officeooo:rsid="001e4613"/>
    </style:style>
    <style:style style:name="T54" style:family="text">
      <style:text-properties officeooo:rsid="0024badf"/>
    </style:style>
    <style:style style:name="T55" style:family="text">
      <style:text-properties style:font-name="DejaVu Sans Mono" fo:font-size="10.5pt" officeooo:rsid="001f8b99" fo:background-color="#ffff00" loext:char-shading-value="0" style:font-size-asian="10.5pt" style:font-size-complex="10.5pt"/>
    </style:style>
    <style:style style:name="T56" style:family="text">
      <style:text-properties style:font-name="DejaVu Sans Mono" fo:font-size="10.5pt" style:font-size-asian="10.5pt" style:font-size-complex="10.5pt"/>
    </style:style>
    <style:style style:name="T57" style:family="text">
      <style:text-properties style:font-name="DejaVu Sans Mono" fo:font-size="10.5pt" officeooo:rsid="001f8b99" style:font-size-asian="10.5pt" style:font-size-complex="10.5pt"/>
    </style:style>
    <style:style style:name="T58" style:family="text">
      <style:text-properties officeooo:rsid="005f6a5d"/>
    </style:style>
    <style:style style:name="T59" style:family="text">
      <style:text-properties officeooo:rsid="00658f53"/>
    </style:style>
    <style:style style:name="T60" style:family="text">
      <style:text-properties officeooo:rsid="00206e1f"/>
    </style:style>
    <style:style style:name="T61" style:family="text">
      <style:text-properties officeooo:rsid="0020ef44"/>
    </style:style>
    <style:style style:name="T62" style:family="text">
      <style:text-properties officeooo:rsid="002210bd"/>
    </style:style>
    <style:style style:name="T63" style:family="text">
      <style:text-properties style:font-name="Arial1" fo:background-color="#ffff00" loext:char-shading-value="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19cm" svg:stroke-color="#000000" draw:marker-start-width="0.379cm" draw:marker-end-width="0.379cm" draw:fill="none" draw:textarea-vertical-align="middle" draw:auto-grow-height="false" fo:min-height="1.189cm" fo:min-width="0.183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cm" svg:stroke-color="#000000" draw:marker-start-width="0.39cm" draw:marker-end-width="0.39cm" draw:opacity="0%" draw:textarea-horizontal-align="justify" draw:textarea-vertical-align="middle" draw:auto-grow-height="false" fo:min-height="1.983cm" fo:min-width="2.909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2022 Spring CPSC 240-5 Final Concept Test <text:span text:style-name="T5">Answers</text:span></text:p>
      <text:p text:style-name="P4"><text:span text:style-name="T5">Take-home test </text:span>2022-May-12: <text:s/>2:00pm – 4:00pm</text:p>
      <text:p text:style-name="P3"/>
      <text:p text:style-name="P3"/>
      <text:p text:style-name="P3"/>
      <text:p text:style-name="P5">Read me</text:p>
      <text:p text:style-name="P3"/>
      <text:p text:style-name="P9">This test follows the same rules as the midterm test</text:p>
      <text:p text:style-name="P9"/>
      <text:p text:style-name="P9">Answers may be written directly into this document.</text:p>
      <text:p text:style-name="P9"/>
      <text:p text:style-name="Standard"><text:span text:style-name="Default_20_Paragraph_20_Font"><text:span text:style-name="T4">The document with your answers may be submitted in any one of these formats: doc, docx, or odt. <text:s/>All other formats will be discarded without reading.</text:span></text:span></text:p>
      <text:p text:style-name="P9"/>
      <text:p text:style-name="P9">If the string “Blank” is written in the space for an answer then that question will receive 20% of full credit.</text:p>
      <text:p text:style-name="P9"/>
      <text:p text:style-name="P9">Place your name in the test on the last page.</text:p>
      <text:p text:style-name="P9"/>
      <text:p text:style-name="P9">Be aware of the closing time. <text:s/>It is strictly enforced.</text:p>
      <text:p text:style-name="P9"/>
      <text:p text:style-name="P9">This is very important: do not save anything in pdf format.</text:p>
      <text:p text:style-name="P3"/>
      <text:p text:style-name="Standard"><text:span text:style-name="Default_20_Paragraph_20_Font"><text:span text:style-name="T2">Before </text:span></text:span><text:span text:style-name="Default_20_Paragraph_20_Font"><text:span text:style-name="T3">4</text:span></text:span><text:span text:style-name="Default_20_Paragraph_20_Font"><text:span text:style-name="T2">:</text:span></text:span><text:span text:style-name="Default_20_Paragraph_20_Font"><text:span text:style-name="T3">5</text:span></text:span><text:span text:style-name="Default_20_Paragraph_20_Font"><text:span text:style-name="T2">9pm send</text:span></text:span><text:span text:style-name="Default_20_Paragraph_20_Font"><text:span text:style-name="T1"> your document as an attachment to me: <text:s/></text:span></text:span><text:a xlink:type="simple" xlink:href="mailto:holliday@fullerton.edu" office:target-frame-name="_top" xlink:show="replace" text:style-name="Internet_20_link" text:visited-style-name="Visited_20_Internet_20_Link"><text:span text:style-name="Default_20_Paragraph_20_Font"><text:span text:style-name="T1">holliday@fullerton.edu</text:span></text:span></text:a></text:p>
      <text:p text:style-name="P3"/>
      <text:p text:style-name="P15">Penalty for lateness begins at 5:00pm</text:p>
      <text:p text:style-name="P3"/>
      <text:p text:style-name="P3">Do not post your test in the cloud. <text:s/>Use attachments to send me your document.</text:p>
      <text:p text:style-name="P3"/>
      <text:p text:style-name="P3">If the answer space is empty then the points for that question are zero.</text:p>
      <text:p text:style-name="P3"/>
      <text:p text:style-name="P3">You may use any word processing tool at your disposal provided it can save files in one of the three accepted formats.</text:p>
      <text:p text:style-name="P3"/>
      <text:p text:style-name="P3">If your computer has no word processor program then use Google Docs, which saves files in every format ever created on this planet.</text:p>
      <text:p text:style-name="P3"/>
      <text:p text:style-name="P3">The total point value of this test is 100 points, which is one-fourth of your course grade.</text:p>
      <text:p text:style-name="P3"/>
      <text:p text:style-name="P3">Every effort has been made to create unambiguous questions. <text:s/>If a question is truly ambiguous send me ordinary email to ask for clarification. <text:s/>I will be monitoring incoming email <text:s/>during the test period.</text:p>
      <text:p text:style-name="P3"/>
      <text:p text:style-name="P3">This is an open note test. <text:s/>Use the entire web to get answers if desired.</text:p>
      <text:p text:style-name="P6"/>
      <text:p text:style-name="P6">Continue to next page.</text:p>
      <text:p text:style-name="P1">1. <text:s/>Complete this table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312175770880">
          <table:table-cell table:style-name="Table1.A1" office:value-type="string">
            <text:p text:style-name="P10">#bits in a number</text:p>
          </table:table-cell>
          <table:table-cell table:style-name="Table1.A1" office:value-type="string">
            <text:p text:style-name="P10">#bits in stored exponent</text:p>
          </table:table-cell>
          <table:table-cell table:style-name="Table1.A1" office:value-type="string">
            <text:p text:style-name="P10">Positive infinity in hex</text:p>
          </table:table-cell>
          <table:table-cell table:style-name="Table1.A1" office:value-type="string">
            <text:p text:style-name="P10">Base number in decimal</text:p>
          </table:table-cell>
          <table:table-cell table:style-name="Table1.A1" office:value-type="string">
            <text:p text:style-name="P10">Bias number in decimal</text:p>
          </table:table-cell>
          <table:table-cell table:style-name="Table1.F1" office:value-type="string">
            <text:p text:style-name="P10">Bias number in hex</text:p>
          </table:table-cell>
        </table:table-row>
        <table:table-row table:style-name="TableLine94312117528640">
          <table:table-cell table:style-name="Table1.A2" office:value-type="string">
            <text:p text:style-name="P11">64</text:p>
          </table:table-cell>
          <table:table-cell table:style-name="Table1.A2" office:value-type="string">
            <text:p text:style-name="P12"><text:bookmark text:name="__DdeLink__1655_610435647"/>11</text:p>
          </table:table-cell>
          <table:table-cell table:style-name="Table1.A2" office:value-type="string">
            <text:p text:style-name="P12"><text:bookmark text:name="__DdeLink__1659_610435647"/>7<text:span text:style-name="T5">FF</text:span>00000 00000000</text:p>
          </table:table-cell>
          <table:table-cell table:style-name="Table1.A2" office:value-type="string">
            <text:p text:style-name="P12"><text:bookmark text:name="__DdeLink__1663_610435647"/>-<text:span text:style-name="T5">1022</text:span></text:p>
          </table:table-cell>
          <table:table-cell table:style-name="Table1.A2" office:value-type="string">
            <text:p text:style-name="P12">1023</text:p>
          </table:table-cell>
          <table:table-cell table:style-name="Table1.F2" office:value-type="string">
            <text:p text:style-name="P12">0x3FF</text:p>
          </table:table-cell>
        </table:table-row>
        <table:table-row table:style-name="Table1.3">
          <table:table-cell table:style-name="Table1.A2" office:value-type="string">
            <text:p text:style-name="P11">32</text:p>
          </table:table-cell>
          <table:table-cell table:style-name="Table1.A2" office:value-type="string">
            <text:p text:style-name="P12"><text:bookmark text:name="__DdeLink__1657_610435647"/>8</text:p>
          </table:table-cell>
          <table:table-cell table:style-name="Table1.A2" office:value-type="string">
            <text:p text:style-name="P12">7F800000</text:p>
          </table:table-cell>
          <table:table-cell table:style-name="Table1.A2" office:value-type="string">
            <text:p text:style-name="P12"><text:bookmark text:name="__DdeLink__1665_610435647"/>-<text:span text:style-name="T5">126</text:span></text:p>
          </table:table-cell>
          <table:table-cell table:style-name="Table1.A2" office:value-type="string">
            <text:p text:style-name="P12">127</text:p>
          </table:table-cell>
          <table:table-cell table:style-name="Table1.F2" office:value-type="string">
            <text:p text:style-name="P12">0x7F</text:p>
          </table:table-cell>
        </table:table-row>
      </table:table>
      <text:p text:style-name="P3"/>
      <text:p text:style-name="P3"/>
      <text:p text:style-name="P3"/>
      <text:p text:style-name="P3">If answers do not fit in the table above, try smaller font or use the space below.</text:p>
      <text:p text:style-name="P3"/>
      <text:p text:style-name="P3"/>
      <text:p text:style-name="P3"/>
      <text:p text:style-name="P3"/>
      <text:p text:style-name="P1">2. <text:s/>0x44DD <text:s/>0000 is a large 32-bit float number.</text:p>
      <text:p text:style-name="P3"><text:s text:c="5"/>0X39B8 <text:s/>0000 is a small 32-bit float number.</text:p>
      <text:p text:style-name="P3"/>
      <text:p text:style-name="P3">Compute the sum and show the sum in IEEE754(32 bit) format.</text:p>
      <text:p text:style-name="P7">For credit you need to show intermediate steps sufficient to convince me you know what you’re doing.</text:p>
      <text:p text:style-name="P7"/>
      <text:p text:style-name="P15">Answer</text:p>
      <text:p text:style-name="P15"/>
      <text:p text:style-name="P15">Let <text:s/>L = <text:s/>0x44DD 0000 = 0100 0100 1101 1101 0000 0000 0000 0000</text:p>
      <text:p text:style-name="P3"/>
      <text:p text:style-name="P15">Let <text:s/>S = <text:s/>0X39B8 0000 = 0011 1001 1011 1000 0000 0000 0000 0000</text:p>
      <text:p text:style-name="P3"/>
      <text:p text:style-name="P15">For L the stored exponent = 10001001 <text:span text:style-name="T6">= 137</text:span></text:p>
      <text:p text:style-name="P15"/>
      <text:p text:style-name="P16">For L the true exponent = 137 – 127 = 10 (decimal)</text:p>
      <text:p text:style-name="P16"/>
      <text:p text:style-name="P16">For S the stored exponent = <text:span text:style-name="T5">01110011 </text:span>= 115</text:p>
      <text:p text:style-name="P16"/>
      <text:p text:style-name="P16">For S the true exponent = 115 - 127 = -12 (decimal)</text:p>
      <text:p text:style-name="P3"/>
      <text:p text:style-name="P16">Now write the two number in binary scientific notation.</text:p>
      <text:p text:style-name="P16"/>
      <text:p text:style-name="P16">L = 1.<text:span text:style-name="T5">10111010000000000000000 <text:s/></text:span>x 2<text:span text:style-name="T7">10</text:span></text:p>
      <text:p text:style-name="P3"/>
      <text:p text:style-name="P16">S = 1.<text:span text:style-name="T5">01110000000000000000000 <text:s/></text:span>x 2<text:span text:style-name="T7">-12</text:span></text:p>
      <text:p text:style-name="P3"/>
      <text:p text:style-name="P16">For S shift the point 22 places to the left:</text:p>
      <text:p text:style-name="P3"/>
      <text:p text:style-name="P16">S = 0.0000 0000 0000 0000 0000 01<text:span text:style-name="T5">01 1100 <text:s text:c="2"/></text:span>x 2<text:span text:style-name="T7">1</text:span><text:span text:style-name="T8">0</text:span></text:p>
      <text:p text:style-name="P3"/>
      <text:p text:style-name="P18">Align the two number and add vertically:</text:p>
      <text:p text:style-name="P3"/>
      <text:p text:style-name="P17">L = 1.<text:span text:style-name="T5">1011 1010 <text:s/>0000 0000 0000 000</text:span><text:span text:style-name="T10">0 0000 </text:span><text:span text:style-name="T5"><text:s text:c="2"/></text:span>x 2<text:span text:style-name="T7">10</text:span></text:p>
      <text:p text:style-name="P17">S = 0.0000 0000 0000 0000 0000 01<text:span text:style-name="T5">01 <text:s/>1100 <text:s text:c="2"/></text:span>x 2<text:span text:style-name="T7">1</text:span><text:span text:style-name="T8">0</text:span></text:p>
      <text:p text:style-name="P3"/>
      <text:p text:style-name="P18">L + S = <text:s/><text:span text:style-name="T6">1.</text:span><text:span text:style-name="T5">1011 1010 0000 0000 0000 <text:s/></text:span><text:span text:style-name="T6">01</text:span><text:span text:style-name="T5">01 1100 <text:s/></text:span><text:span text:style-name="T6">x 2</text:span><text:span text:style-name="T9">1</text:span><text:span text:style-name="T7">0</text:span></text:p>
      <text:p text:style-name="P3"/>
      <text:p text:style-name="P18">We have a mathematical sum, but that is not (yet) the computer sum. <text:s/>We have to put that numbeer L+S into a 32 bit IEEE754 form.</text:p>
      <text:p text:style-name="P18"/>
      <text:p text:style-name="P18">The true exponent is 10 (decimal) and therefore the stored exponent is 137 = <text:span text:style-name="T5">10001001 </text:span></text:p>
      <text:p text:style-name="P18"/>
      <text:p text:style-name="P18">Next write L+S strictly in binary:</text:p>
      <text:p text:style-name="P18"/>
      <text:p text:style-name="P19">L+S<text:tab/>= <text:span text:style-name="T12">0</text:span> <text:s/><text:span text:style-name="T14">10001001</text:span><text:span text:style-name="T5"> </text:span><text:span text:style-name="T15">10111010000000000000</text:span><text:span text:style-name="T16">01</text:span><text:span text:style-name="T15">0</text:span></text:p>
      <text:p text:style-name="P19"><text:span text:style-name="T18"><text:tab/></text:span><text:span text:style-name="T19">= <text:s/></text:span><text:span text:style-name="T12">0</text:span><text:span text:style-name="T14">100 <text:s/>0100 <text:s/>1</text:span><text:span text:style-name="T15">101 <text:s/>1101 <text:s/>0000 <text:s/>0000 <text:s/>0000 <text:s/>0</text:span><text:span text:style-name="T16">01</text:span><text:span text:style-name="T15">0</text:span></text:p>
      <text:p text:style-name="P18"/>
      <text:p text:style-name="P18">Colors: sign = yellow, exponent = green, mantissa = pink</text:p>
      <text:p text:style-name="P18"/>
      <text:p text:style-name="P20"><text:soft-page-break/>Conclusion: <text:s/>L+S <text:s/>= <text:s/><text:span text:style-name="T12">0x44DD 0002</text:span><text:span text:style-name="T20"> <text:s/>&lt;== That’s the computer’s answer</text:span><text:span text:style-name="T63">00</text:span></text:p>
      <text:p text:style-name="P1">3. <text:s/>Make a C++ or C function named get_tics. <text:s/>The function is stored in the file read_clock.cpp. <text:s/>Show the function below. <text:s/>You may use the techniques of inline assembly. <text:s/>The return type is unsigned long int.</text:p>
      <text:p text:style-name="P3"/>
      <text:p text:style-name="P22">Answer:</text:p>
      <text:p text:style-name="P22">//<text:span text:style-name="T24">No one is expected to memorize this stuff. <text:s/>You are suppose to check your class notes. <text:s/>In fact, to make this answer key I referred to old lecture notes.</text:span></text:p>
      <text:p text:style-name="P22"/>
      <text:p text:style-name="P22"/>
      <text:p text:style-name="P22"/>
      <text:p text:style-name="P22"><text:span text:style-name="T24">extern </text:span>long unsigned int get_tics();<text:tab/><text:tab/><text:tab/>//Prototype</text:p>
      <text:p text:style-name="P22"/>
      <text:p text:style-name="P22"/>
      <text:p text:style-name="P22">long unsigned int transfer;<text:tab/><text:tab/><text:tab/><text:tab/>//Variable declared in global space <text:span text:style-name="T25">which is</text:span></text:p>
      <text:p text:style-name="P22"><text:tab/><text:tab/><text:tab/><text:tab/><text:tab/><text:tab/><text:tab/>//<text:span text:style-name="T25">c</text:span>onsidered as poor software design.</text:p>
      <text:p text:style-name="P22">long unsigned int get_tics()<text:tab/><text:tab/><text:tab/>//Body of the function <text:span text:style-name="T25">begins here</text:span></text:p>
      <text:p text:style-name="P22">{ <text:s/><text:span text:style-name="T25">long unsigned int number_tics = 0;</text:span></text:p>
      <text:p text:style-name="P22"><text:s text:c="3"/>asm(".intel_syntax noprefix");</text:p>
      <text:p text:style-name="P23"><text:s text:c="3"/>asm("<text:span text:style-name="T25">cpuid</text:span>");</text:p>
      <text:p text:style-name="P23"><text:s text:c="3"/>asm("<text:span text:style-name="T25">rdtsc</text:span>");</text:p>
      <text:p text:style-name="P23"><text:s text:c="3"/>asm("<text:span text:style-name="T24">shl rdx,32</text:span>");</text:p>
      <text:p text:style-name="P23"><text:s text:c="3"/>asm("<text:span text:style-name="T24">add rdx,rax</text:span>");</text:p>
      <text:p text:style-name="P22"><text:s text:c="3"/>asm("<text:span text:style-name="T24">mov transfer, rdx</text:span>");</text:p>
      <text:p text:style-name="P22"><text:s text:c="3"/>asm(".att_syntax noprefix");</text:p>
      <text:p text:style-name="P24"><text:s text:c="3"/>number_tics = transfer;</text:p>
      <text:p text:style-name="P24"><text:s text:c="3"/>return number_tics;</text:p>
      <text:p text:style-name="P22">}//End of function get_tics().</text:p>
      <text:p text:style-name="P25"/>
      <text:p text:style-name="P21"/>
      <text:p text:style-name="P21">//<text:span text:style-name="T23">For visibility getting the tics is highlighted in green. <text:s/>The rest of the code is fluff dealing with transfer of the transfer of the tic number out of assembly and into C++.</text:span></text:p>
      <text:p text:style-name="P3"/>
      <text:p text:style-name="P3"/>
      <text:p text:style-name="P1">4. <text:s/>Suppose there are float numbers in xmm13 and xmm15. <text:s/>Write X86 statements that will output <text:s/>the larger one to standard output (monitor).</text:p>
      <text:p text:style-name="P3"/>
      <text:p text:style-name="P27">Answer:</text:p>
      <text:p text:style-name="P27"/>
      <text:p text:style-name="P27">;Block to output larger of two numbers</text:p>
      <text:p text:style-name="P27">ucomisd xmm13, xmm15</text:p>
      <text:p text:style-name="P27">ja <text:s/>output_first number</text:p>
      <text:p text:style-name="P27"><text:s text:c="8"/><text:span text:style-name="T26">movsd xmm0,xmm15</text:span></text:p>
      <text:p text:style-name="P27"><text:s text:c="8"/><text:span text:style-name="T26">jmp output</text:span></text:p>
      <text:p text:style-name="P26">output_first_number:</text:p>
      <text:p text:style-name="P26"><text:s text:c="7"/>movsd xmm0,xmm13</text:p>
      <text:p text:style-name="P26">output:</text:p>
      <text:p text:style-name="P26"><text:s text:c="7"/>mov rax,1</text:p>
      <text:p text:style-name="P26"><text:s text:c="7"/>mov rdi,float_format</text:p>
      <text:p text:style-name="P26"><text:s text:c="7"/>call printf</text:p>
      <text:p text:style-name="P26">continue:</text:p>
      <text:p text:style-name="P3"/>
      <text:p text:style-name="P1">5 <text:s/>Here is a string declared in the data segment.</text:p>
      <text:p text:style-name="P3"/>
      <text:p text:style-name="P3"><text:tab/>greeting db “Good Morning”,10,0</text:p>
      <text:p text:style-name="P3"/>
      <text:p text:style-name="P3">The computer does not have C or C++ installed. <text:s/>Show how to use system services to output the string. <text:s/>That means use of printf is not allowed.</text:p>
      <text:p text:style-name="P3"/>
      <text:p text:style-name="P3">//Research your sources. <text:s/>This is not as hard as it sounds</text:p>
      <text:p text:style-name="P3"/>
      <text:p text:style-name="P42">Answer: <text:s/><text:span text:style-name="T27">The following answer was taken from the text book. <text:s/>I admit that in the area of string output (without prinf) the author’s example is rather convoluted. <text:s/>After you unscramble his mess the answer condenses to the 5 simple statements below.</text:span></text:p>
      <text:p text:style-name="P42"/>
      <text:p text:style-name="P42"/>
      <text:p text:style-name="P42"><text:tab/><text:tab/><text:span text:style-name="T28">mov rax,1</text:span><text:tab/><text:tab/>;1 = system output</text:p>
      <text:p text:style-name="P43"><text:tab/><text:tab/><text:span text:style-name="T29">mov rdi,1</text:span><text:span text:style-name="T30"><text:tab/><text:tab/>;1 = destination: stdout</text:span></text:p>
      <text:p text:style-name="P43"><text:tab/><text:tab/><text:span text:style-name="T29">mov rsi,greeting</text:span></text:p>
      <text:p text:style-name="P43"><text:tab/><text:tab/><text:span text:style-name="T29">mov rdx,12</text:span><text:span text:style-name="T30"><text:tab/><text:tab/>;12 = number of characters to output</text:span><text:span text:style-name="T27">ed</text:span></text:p>
      <text:p text:style-name="P43"><text:tab/><text:tab/><text:span text:style-name="T29">syscall</text:span></text:p>
      <text:p text:style-name="P28"/>
      <text:p text:style-name="P28"/>
      <text:p text:style-name="P28">“<text:span text:style-name="T61">System Services” is the name used by the author of the textbook to categor</text:span><text:span text:style-name="T62">ize software interacting with the operating system.</text:span></text:p>
      <text:p text:style-name="P1">6. <text:s/>Convert 140.3 to IEEE754 32-bit hex format.</text:p>
      <text:p text:style-name="P3"/>
      <text:p text:style-name="P45">Answer: <text:s/>First convert the given number to standard binary float number:</text:p>
      <text:p text:style-name="P45"/>
      <text:p text:style-name="P46">140 = 10001100</text:p>
      <text:p text:style-name="P46"/>
      <text:p text:style-name="P46">0.3 is a little more complex. <text:s/>We need to multiply by 2 repeated y.</text:p>
      <text:p text:style-name="P46"/>
      <text:p text:style-name="P46"><draw:custom-shape text:anchor-type="paragraph" draw:z-index="0" draw:name="Shape1" draw:style-name="gr2" draw:text-style-name="P65" svg:width="2.938cm" svg:height="2.012cm" svg:x="-0.12cm" svg:y="0.416cm"><text:p/><draw:enhanced-geometry svg:viewBox="0 0 21600 21600" draw:type="rectangle" draw:enhanced-path="M 0 0 L 21600 0 21600 21600 0 21600 0 0 Z N"/></draw:custom-shape>0.3 x 2 = 0.6</text:p>
      <text:p text:style-name="P46">0.6 x 2 = 1.2</text:p>
      <text:p text:style-name="P46">0.2 x 2 = 0.4</text:p>
      <text:p text:style-name="P46">0.4 x 2 = 0.8</text:p>
      <text:p text:style-name="P46">0.8 x 2 = 1.6</text:p>
      <text:p text:style-name="P46">0.6 x 2 = 1.2</text:p>
      <text:p text:style-name="P46"/>
      <text:p text:style-name="P46">A pattern is starting to show itself. <text:s/>I enclosed the pattern in a box. <text:s/>Now we can write the original number in binary.</text:p>
      <text:p text:style-name="P46"/>
      <text:p text:style-name="P46">140.3 = 10001100 . 01001100110011001100110011001…. <text:s/>x 2<text:span text:style-name="T7">0</text:span></text:p>
      <text:p text:style-name="P46"/>
      <text:p text:style-name="P46"><text:tab/>1 . 000110001001100110011001100110011001…. x <text:s/>2<text:span text:style-name="T7">7</text:span></text:p>
      <text:p text:style-name="P46"/>
      <text:p text:style-name="P45"/>
      <text:p text:style-name="P46">The true exponent is 7 and the stored exponent is bias + 7 <text:s/><text:span text:style-name="T32">= 10000110</text:span></text:p>
      <text:p text:style-name="P45"/>
      <text:p text:style-name="P47">Now combine the signed bit, the stored exponent, and the mantissa to get our number:</text:p>
      <text:p text:style-name="P47"/>
      <text:p text:style-name="P47">0 <text:s/>10000110 <text:s text:c="2"/><text:span text:style-name="T33">0001100010011001100110011 <text:s text:c="5"/></text:span>Next re-group the bits into groups of 4 bits.</text:p>
      <text:p text:style-name="P45"/>
      <text:p text:style-name="P47">0100 <text:s/>0011 <text:s/>0<text:span text:style-name="T33">000 <text:s/>1100 <text:s/>0100 <text:s/>1100 <text:s/>1100 <text:s/>1100, </text:span>which equals </text:p>
      <text:p text:style-name="P47"/>
      <text:p text:style-name="P47"><text:tab/><text:tab/><text:span text:style-name="T11">0x43</text:span><text:span text:style-name="T13">0C <text:s/>4CCD</text:span></text:p>
      <text:p text:style-name="P45"/>
      <text:p text:style-name="P44">Note that the digit on the right has been rounded up t<text:span text:style-name="T31">o</text:span> the next higher hex value.</text:p>
      <text:p text:style-name="P1">7. <text:s/>The following is a repeating EEE754 <text:s/>64-bit number. <text:s/>Convert it to decimal.</text:p>
      <text:p text:style-name="P3"/>
      <text:p text:style-name="P3"><text:tab/>0x407A AAAA AAAA AAA<text:span text:style-name="T60">A</text:span></text:p>
      <text:p text:style-name="P3"/>
      <text:p text:style-name="P3">Show work to convince me. <text:s/>Show enough intermediate step to convince me you know the algorithm.</text:p>
      <text:p text:style-name="P3"/>
      <text:p text:style-name="P29">Answer: <text:s/>This is a challenge, but you know what to do.</text:p>
      <text:p text:style-name="P30"/>
      <text:p text:style-name="P29">First compute the true exponent = 407 minus 3FF <text:s text:c="2"/>= <text:s text:c="2"/>8 (decimal).</text:p>
      <text:p text:style-name="P30"/>
      <text:p text:style-name="P29">The mantissa is AAAAAAAAAAAAA = </text:p>
      <text:p text:style-name="P29"/>
      <text:p text:style-name="P29"><text:tab/>1010 <text:s/>1010 <text:s/>1010 <text:s/>1010 <text:s/>…. <text:s/>1010 <text:s/>(26 repeats of the pair 10).</text:p>
      <text:p text:style-name="P29"/>
      <text:p text:style-name="P29">Now express the number in binary scientific notation:</text:p>
      <text:p text:style-name="P29"/>
      <text:p text:style-name="P29"><text:tab/>1.10101010101010 … 1010 <text:s/>x <text:s/>2<text:span text:style-name="T7">8</text:span></text:p>
      <text:p text:style-name="P29"/>
      <text:p text:style-name="P29"><text:tab/><text:span text:style-name="T34">1 + (½)^1 + (½)^3 + (½)^5 + (½)^7 <text:s text:c="2"/>+ <text:s/>…. + (½)^51 <text:s text:c="5"/></text:span>x <text:s/>2<text:span text:style-name="T7">8</text:span></text:p>
      <text:p text:style-name="P31">factor out one-half</text:p>
      <text:p text:style-name="P29"><text:tab/><text:span text:style-name="T34">1 + (½) [(½)^0 + (½)^2 + (½)^4 + (½)^6 <text:s text:c="2"/>+ <text:s/>…. + (½)^50] <text:s text:c="5"/></text:span>x <text:s/>2<text:span text:style-name="T7">8</text:span></text:p>
      <text:p text:style-name="P29"/>
      <text:p text:style-name="P29"><text:tab/><text:span text:style-name="T34">1 + (½) [(¼)^0 + (¼)^1 + (¼)^2 + (¼)^3 <text:s text:c="2"/>+ <text:s text:c="2"/>…. + (¼)^25] <text:s text:c="5"/></text:span>x <text:s/>2<text:span text:style-name="T7">8</text:span></text:p>
      <text:p text:style-name="P29"/>
      <text:p text:style-name="P29"><text:tab/><draw:frame draw:style-name="fr1" draw:name="Object1" text:anchor-type="as-char" svg:y="-0.713cm" svg:width="2.653cm" svg:height="1.14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34"> <text:s text:c="5"/></text:span>x <text:s/>2<text:span text:style-name="T7">8</text:span></text:p>
      <text:p text:style-name="P29"/>
      <text:p text:style-name="P29"/>
      <text:p text:style-name="P29"><text:tab/><draw:frame draw:style-name="fr1" draw:name="Object2" text:anchor-type="as-char" svg:y="-1.261cm" svg:width="2.865cm" svg:height="2.27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34"> <text:s text:c="5"/></text:span>x <text:s/>2<text:span text:style-name="T7">8</text:span></text:p>
      <text:p text:style-name="P53"/>
      <text:p text:style-name="P53"/>
      <text:p text:style-name="P29"><text:span text:style-name="T35"><text:tab/></text:span><text:span text:style-name="T35"><draw:frame draw:style-name="fr1" draw:name="Object5" text:anchor-type="as-char" svg:y="-0.737cm" svg:width="3.761cm" svg:height="1.224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6"> <text:s text:c="5"/></text:span><text:span text:style-name="T35">x <text:s/>2</text:span><text:span text:style-name="T7">8</text:span></text:p>
      <text:p text:style-name="P53"/>
      <text:p text:style-name="P53"/>
      <text:p text:style-name="P29"><text:span text:style-name="T35"><text:tab/></text:span><text:span text:style-name="T35"><draw:frame draw:style-name="fr1" draw:name="Object3" text:anchor-type="as-char" svg:y="-0.737cm" svg:width="3.101cm" svg:height="1.224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6"> <text:s text:c="5"/></text:span><text:span text:style-name="T35">x <text:s/>2</text:span><text:span text:style-name="T7">8</text:span></text:p>
      <text:p text:style-name="P53"/>
      <text:p text:style-name="P53"/>
      <text:p text:style-name="P29"><text:span text:style-name="T35"><text:tab/></text:span><text:span text:style-name="T35"><draw:frame draw:style-name="fr1" draw:name="Object4" text:anchor-type="as-char" svg:y="-0.681cm" svg:width="3.179cm" svg:height="1.109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6"> <text:s text:c="5"/></text:span><text:span text:style-name="T35">x <text:s/>2</text:span><text:span text:style-name="T7">8</text:span><text:span text:style-name="T35"><text:tab/></text:span><text:span text:style-name="T37">A calculator was used in the following steps</text:span></text:p>
      <text:p text:style-name="P53"/>
      <text:p text:style-name="P54"><text:soft-page-break/></text:p>
      <text:p text:style-name="P29"><text:span text:style-name="T38"><text:tab/></text:span><text:span text:style-name="T38"><draw:frame draw:style-name="fr1" draw:name="Object6" text:anchor-type="as-char" svg:y="-0.681cm" svg:width="5.149cm" svg:height="1.109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6"> <text:s text:c="5"/></text:span><text:span text:style-name="T35">x <text:s/>2</text:span><text:span text:style-name="T7">8</text:span></text:p>
      <text:p text:style-name="P55"/>
      <text:p text:style-name="P55"/>
      <text:p text:style-name="P59"><text:span text:style-name="T39"><text:tab/>1.666666666636636 <text:s text:c="2"/></text:span><text:span text:style-name="T40"><text:s text:c="2"/></text:span><text:span text:style-name="T41">x <text:s/></text:span><text:span text:style-name="T42">256</text:span></text:p>
      <text:p text:style-name="P55"/>
      <text:p text:style-name="P29"><text:span text:style-name="T38"><text:tab/></text:span><text:span text:style-name="T44">426.666666658978817</text:span></text:p>
      <text:p text:style-name="P55"/>
      <text:p text:style-name="P49">//<text:span text:style-name="T49">End of solution.</text:span></text:p>
      <text:p text:style-name="P49"/>
      <text:p text:style-name="P49"/>
      <text:p text:style-name="P48"><text:span text:style-name="T38">P</text:span><text:span text:style-name="T35">ost mortem <text:s/></text:span><text:span text:style-name="T45">[Here is where we check our calculations]</text:span></text:p>
      <text:p text:style-name="P55"/>
      <text:p text:style-name="P32"><text:span text:style-name="T38">I</text:span><text:span text:style-name="T35">s that number really correct? <text:s/>Well, I entered that number in yellow into a program that converts decimal to IEEE754. <text:s/>This what I got.</text:span></text:p>
      <text:p text:style-name="P53"/>
      <text:p text:style-name="P58">Compile the source file conversion.cpp with g++</text:p>
      <text:p text:style-name="P58">Link system module to conversion.o to create an executable file: conv.out</text:p>
      <text:p text:style-name="P58">Execute the program that converts decimal input into IEEE754 output</text:p>
      <text:p text:style-name="P58">Please enter a floating point number using decimal digits: <text:span text:style-name="T12">426.666666658978817</text:span></text:p>
      <text:p text:style-name="P60"><text:span text:style-name="T35">You entered: </text:span><text:span text:style-name="T48">426.6666666590</text:span></text:p>
      <text:p text:style-name="P58"/>
      <text:p text:style-name="P58">Here are the facts about that number using 3 storage sizes: 64, 32, and 16 bits:</text:p>
      <text:p text:style-name="P58">|------------|------------------|------------------|-----------------</text:p>
      <text:p text:style-name="P58">|Storage size|Memory Location <text:s text:c="2"/>|IEEE 754 value <text:s text:c="3"/>|Decimal value</text:p>
      <text:p text:style-name="P58">|------------|------------------|------------------|-----------------</text:p>
      <text:p text:style-name="P60"><text:span text:style-name="T35">| <text:s/>64 bits <text:s text:c="2"/>|0x00007ffd7119c728|</text:span><text:span text:style-name="T46">0x407aaaaaaaa89a5d</text:span><text:span text:style-name="T35">|426.666666658978841</text:span></text:p>
      <text:p text:style-name="P58">|------------|------------------|------------------|-----------------</text:p>
      <text:p text:style-name="P58">| <text:s/>32 bits <text:s text:c="2"/>|0x00007ffd7119c724|0x43d55555 <text:s text:c="7"/>|426.66665649</text:p>
      <text:p text:style-name="P58">|------------|------------------|------------------|-----------------</text:p>
      <text:p text:style-name="P58">| <text:s/>16 bits <text:s text:c="2"/>|0x00007ffd7119c722|0x5eab <text:s text:c="11"/>|426.7500</text:p>
      <text:p text:style-name="P58">|------------|------------------|------------------|-----------------</text:p>
      <text:p text:style-name="P58"/>
      <text:p text:style-name="P58">That's all. Have fun with your floats.</text:p>
      <text:p text:style-name="P58">This bash script will now terminate.</text:p>
      <text:p text:style-name="P53"/>
      <text:p text:style-name="P53"/>
      <text:p text:style-name="P32"><text:span text:style-name="T35">Check the outputted number in pink. <text:s/>It is close to the original number but it is not exact. <text:s/>Why is it not exact? <text:s/>The calculator was used to subtract a tiny number from a large number. <text:s/>We already know that that operation usually produces wrong answers but close answers. <text:s/>The calculation of </text:span><text:span text:style-name="T35"><draw:frame draw:style-name="fr1" draw:name="Object7" text:anchor-type="as-char" svg:y="-0.681cm" svg:width="5.149cm" svg:height="1.109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5"><text:s/>was inaccurate.</text:span></text:p>
      <text:p text:style-name="P57"/>
      <text:p text:style-name="P57"/>
      <text:p text:style-name="P56">If you follow good mathematical steps in this problem you will receive full credit. <text:s/>Even your instructor cannot obtain a perfectly correct solution.</text:p>
      <text:p text:style-name="P1">8 <text:s/>Question: Here is a stack dump.</text:p>
      <text:p text:style-name="P3"/>
      <text:p text:style-name="P61"><text:s text:c="7"/>Address <text:s text:c="10"/>Value</text:p>
      <text:p text:style-name="P61"><text:s text:c="3"/>00007ffcf1949728 <text:s/>00007ffcf194b397</text:p>
      <text:p text:style-name="P61"><text:s text:c="3"/>00007ffcf1949720 <text:s/>00007ffcf194b385</text:p>
      <text:p text:style-name="P61"><text:s text:c="3"/>00007ffcf1949718 <text:s/>00007ffcf194b365</text:p>
      <text:p text:style-name="P61"><text:s text:c="3"/>00007ffcf1949710 <text:s/>0000000000000000</text:p>
      <text:p text:style-name="P61"><text:s text:c="3"/>00007ffcf1949708 <text:s/>00007ffcf194b35c</text:p>
      <text:p text:style-name="P61"><text:s text:c="3"/>00007ffcf1949700 <text:s/>0000000000000001</text:p>
      <text:p text:style-name="P61"><text:s text:c="3"/>00007ffcf19496f8 <text:s/>000000000000001c</text:p>
      <text:p text:style-name="P61"><text:s text:c="3"/>00007ffcf19496f0 <text:s/>00007ffcf19496f8</text:p>
      <text:p text:style-name="P61"><text:s text:c="3"/>00007ffcf19496e8 <text:s/>000000000040108e</text:p>
      <text:p text:style-name="P61"><text:s text:c="3"/>00007ffcf19496e0 <text:s/>0000000000000000</text:p>
      <text:p text:style-name="P61"><text:s text:c="3"/>00007ffcf19496d8 <text:s/>0000000000000000</text:p>
      <text:p text:style-name="P61"><text:s text:c="3"/>00007ffcf19496d0 <text:s/>00007ffcf1949700</text:p>
      <text:p text:style-name="P61"><text:s text:c="3"/>00007ffcf19496c8 <text:s/>0000000000401060</text:p>
      <text:p text:style-name="P61"><text:s text:c="3"/>00007ffcf19496c0 <text:s/>0000000000000000</text:p>
      <text:p text:style-name="P61"><text:s text:c="3"/>00007ffcf19496b8 <text:s/>0000000000000000</text:p>
      <text:p text:style-name="P61"><text:s text:c="3"/>00007ffcf19496b0 <text:s/>00007fea07951190</text:p>
      <text:p text:style-name="P61"><text:s text:c="3"/>00007ffcf19496a8 <text:s/>00007ffcf1949718</text:p>
      <text:p text:style-name="P61"><text:s text:c="3"/>00007ffcf19496a0 <text:s/>00007ffcf1949708</text:p>
      <text:p text:style-name="P61"><text:s text:c="3"/>00007ffcf1949698 <text:s/>0000000000000001</text:p>
      <text:p text:style-name="P61"><text:s text:c="3"/>00007ffcf1949690 <text:s/>0000000000000000</text:p>
      <text:p text:style-name="P61"><text:s text:c="3"/>00007ffcf1949688 <text:s/>0000000000000000</text:p>
      <text:p text:style-name="P61"><text:s text:c="3"/>00007ffcf1949680 <text:s/>0000000000000000</text:p>
      <text:p text:style-name="P61"><text:s text:c="3"/>00007ffcf1949678 <text:s/>128ad3d6bc8458ff</text:p>
      <text:p text:style-name="P61"><text:s text:c="3"/>00007ffcf1949670 <text:s/>12a73e18900a58ff</text:p>
      <text:p text:style-name="P61"><text:s text:c="3"/>00007ffcf1949668 <text:s/>0000000000000000</text:p>
      <text:p text:style-name="P61"><text:s text:c="3"/>00007ffcf1949660 <text:s/>0000000000000000</text:p>
      <text:p text:style-name="P61"><text:s text:c="3"/>00007ffcf1949658 <text:s/>00007ffcf1949700</text:p>
      <text:p text:style-name="P61"><text:s text:c="3"/>00007ffcf1949650 <text:s/>0000000000401060</text:p>
      <text:p text:style-name="P61"><text:s text:c="3"/>00007ffcf1949648 <text:s/>ed5edd31bc4a58ff</text:p>
      <text:p text:style-name="P61"><text:s text:c="3"/>00007ffcf1949640 <text:s/>0000000000401a00</text:p>
      <text:p text:style-name="P61"><text:s text:c="3"/>00007ffcf1949638 <text:s/>0000000000401146</text:p>
      <text:p text:style-name="P61"><text:s text:c="3"/>00007ffcf1949630 <text:s/>0000000100000000</text:p>
      <text:p text:style-name="P61"><text:s text:c="3"/>00007ffcf1949628 <text:s/>00007ffcf1949708</text:p>
      <text:p text:style-name="P61"><text:s text:c="3"/>00007ffcf1949620 <text:s/>00007fea0794f620</text:p>
      <text:p text:style-name="P61"><text:s text:c="3"/>00007ffcf1949618 <text:s/>00007fea077380b3</text:p>
      <text:p text:style-name="P61"/>
      <text:p text:style-name="P61"><text:s text:c="3"/>00007ffcf1949610 <text:s/>0000000000000000<text:tab/><text:tab/><text:span text:style-name="T50">&lt;== Null at end of linked list.</text:span></text:p>
      <text:p text:style-name="P61"><text:s text:c="3"/>00007ffcf1949608 <text:s/>000000000000000a</text:p>
      <text:p text:style-name="P61"><text:s text:c="3"/>00007ffcf1949600 <text:s/>0000000000000000</text:p>
      <text:p text:style-name="P61"><text:s text:c="3"/>00007ffcf19495f8 <text:s/>0000000100401060</text:p>
      <text:p text:style-name="P61"><text:s text:c="3"/>00007ffcf19495f0 <text:s/>00007ffcf1949708</text:p>
      <text:p text:style-name="P61"><text:s text:c="3"/>00007ffcf19495e8 <text:s/>000000000040119c</text:p>
      <text:p text:style-name="P61"/>
      <text:p text:style-name="P61"><text:s text:c="3"/>00007ffcf19495e0 <text:s/>00007ffcf1949610</text:p>
      <text:p text:style-name="P61"><text:s text:c="3"/>00007ffcf19495d8 <text:s/>d947cd4aa2373b00</text:p>
      <text:p text:style-name="P61"><text:s text:c="3"/>00007ffcf19495d0 <text:s/>42c80000c2c80000</text:p>
      <text:p text:style-name="P61"><text:s text:c="3"/>00007ffcf19495c8 <text:s/>c2c70000c2c60000</text:p>
      <text:p text:style-name="P61"><text:s text:c="3"/>00007ffcf19495c0 <text:s/>c0a00000c0900000</text:p>
      <text:p text:style-name="P61"><text:s text:c="3"/>00007ffcf19495b8 <text:s/>c0800000c0600000</text:p>
      <text:p text:style-name="P61"><text:s text:c="3"/>00007ffcf19495b0 <text:s/>c0000000bf800000</text:p>
      <text:p text:style-name="P61"><text:s text:c="3"/>00007ffcf19495a8 <text:s/>0000000000000020</text:p>
      <text:p text:style-name="P61"><text:s text:c="3"/>00007ffcf19495a0 <text:s/>0000000000000000</text:p>
      <text:p text:style-name="P61"><text:soft-page-break/><text:s text:c="3"/>00007ffcf1949598 <text:s/>00000000004012ac</text:p>
      <text:p text:style-name="P61"/>
      <text:p text:style-name="P61"><text:s text:c="3"/>00007ffcf1949590 <text:s/>00007ffcf19495e0</text:p>
      <text:p text:style-name="P61"><text:s text:c="3"/>00007ffcf1949588 <text:s/>d947cd4aa2373b00</text:p>
      <text:p text:style-name="P61"><text:s text:c="3"/>00007ffcf1949580 <text:s/>4013333333333333</text:p>
      <text:p text:style-name="P61"><text:s text:c="3"/>00007ffcf1949578 <text:s/>4012cccccccccccd</text:p>
      <text:p text:style-name="P61"><text:s text:c="3"/>00007ffcf1949570 <text:s/>4012666666666666</text:p>
      <text:p text:style-name="P61"><text:s text:c="3"/>00007ffcf1949568 <text:s/>4012000000000000</text:p>
      <text:p text:style-name="P61"><text:s text:c="3"/>00007ffcf1949560 <text:s/>401199999999999a</text:p>
      <text:p text:style-name="P61"><text:s text:c="3"/>00007ffcf1949558 <text:s/>4011333333333333</text:p>
      <text:p text:style-name="P61"><text:s text:c="3"/>00007ffcf1949550 <text:s/>4010cccccccccccd</text:p>
      <text:p text:style-name="P61"><text:s text:c="3"/>00007ffcf1949548 <text:s/>4010666666666666</text:p>
      <text:p text:style-name="P61"><text:s text:c="3"/>00007ffcf1949540 <text:s/>4010000000000000</text:p>
      <text:p text:style-name="P61"><text:s text:c="3"/>00007ffcf1949538 <text:s/>400f333333333333</text:p>
      <text:p text:style-name="P61"><text:s text:c="3"/>00007ffcf1949530 <text:s/>400e666666666666</text:p>
      <text:p text:style-name="P61"><text:s text:c="3"/>00007ffcf1949528 <text:s/>400d99999999999a</text:p>
      <text:p text:style-name="P61"><text:s text:c="3"/>00007ffcf1949520 <text:s/>400c000000000000</text:p>
      <text:p text:style-name="P61"><text:s text:c="3"/>00007ffcf1949518 <text:s/>400a666666666666</text:p>
      <text:p text:style-name="P61"><text:s text:c="3"/>00007ffcf1949510 <text:s/>4008000000000000</text:p>
      <text:p text:style-name="P61"><text:s text:c="3"/>00007ffcf1949508 <text:s/>4004000000000000</text:p>
      <text:p text:style-name="P61"><text:s text:c="3"/>00007ffcf1949500 <text:s/>4000000000000000</text:p>
      <text:p text:style-name="P61"><text:s text:c="3"/>00007ffcf19494f8 <text:s/>fffffffffffffffe</text:p>
      <text:p text:style-name="P61"><text:s text:c="3"/>00007ffcf19494f0 <text:s/>0000000000000000</text:p>
      <text:p text:style-name="P61"><text:s text:c="3"/>00007ffcf19494e8 <text:s/>0000000000401422</text:p>
      <text:p text:style-name="P61"/>
      <text:p text:style-name="P61"><text:s text:c="3"/>00007ffcf19494e0 <text:s/>00007ffcf1949590</text:p>
      <text:p text:style-name="P61"><text:s text:c="3"/>00007ffcf19494d8 <text:s/>00000000004014c7</text:p>
      <text:p text:style-name="P61"><text:s text:c="3"/>00007ffcf19494d0 <text:s/>0000000000000005</text:p>
      <text:p text:style-name="P61"><text:s text:c="3"/>00007ffcf19494c8 <text:s/>0000000000000002</text:p>
      <text:p text:style-name="P61"><text:s text:c="3"/>00007ffcf19494c0 <text:s/>fffffffffffffffd</text:p>
      <text:p text:style-name="P61"><text:s text:c="3"/>00007ffcf19494b8 <text:s/><text:span text:style-name="T11">000000000040151a</text:span><text:span text:style-name="T17"><text:tab/><text:tab/></text:span><text:span text:style-name="T21">&lt;== Question B </text:span><text:span text:style-name="T22">answer <text:s/></text:span></text:p>
      <text:p text:style-name="P61"/>
      <text:p text:style-name="P61"><draw:custom-shape text:anchor-type="paragraph" draw:z-index="8" draw:name="Shape2_0" draw:style-name="gr1" draw:text-style-name="P64" svg:width="0.556cm" svg:height="1.271cm" svg:x="9.019cm" svg:y="0.00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 text:c="3"/>00007ffcf19494b0 <text:s/>00007ffcf19494e0</text:p>
      <text:p text:style-name="P61"><text:s text:c="3"/>00007ffcf19494<text:span text:style-name="T51">a8</text:span> <text:s/><text:span text:style-name="T51">ffffffffffffffaa<text:tab/><text:tab/></text:span><text:span text:style-name="T52">&lt;== Current AR</text:span></text:p>
      <text:p text:style-name="P61"><text:s text:c="3"/>00007ffcf19494<text:span text:style-name="T51">a8</text:span> <text:s/><text:span text:style-name="T53">40b8000000000000</text:span></text:p>
      <text:p text:style-name="P34"/>
      <text:p text:style-name="P33"/>
      <text:p text:style-name="P3"/>
      <text:p text:style-name="P3">Part A: <text:s/>Use your document editor to place a blank line between each pair of adjacent ARs. <text:s/>To answer this question you cannot be in read-only mode.</text:p>
      <text:p text:style-name="P3"/>
      <text:p text:style-name="P50">Answer: <text:s/>The answer is shown above using blank lines to separate the ARs.</text:p>
      <text:p text:style-name="P3"/>
      <text:p text:style-name="P3">Part B: <text:s/>When the currently running function terminates (returns control to the caller) what is the address of the instruction in the caller to execute next?</text:p>
      <text:p text:style-name="P3"/>
      <text:p text:style-name="P35">Answer: <text:s/>0x40151a</text:p>
      <text:p text:style-name="P3"/>
      <text:p text:style-name="P3"/>
      <text:p text:style-name="P1">9 <text:s/>Here is output created by gdb. <text:s/>What gdb command could have created this output?</text:p>
      <text:p text:style-name="P3"/>
      <text:p text:style-name="P8">0x7fffffffde70:<text:tab/>0x00<text:tab/>0x00<text:tab/>0x00<text:tab/>0x00<text:tab/>0x00<text:tab/>0x00<text:tab/>0x00<text:tab/>0x00</text:p>
      <text:p text:style-name="P8">0x7fffffffde78:<text:tab/>0xb3<text:tab/>0x10<text:tab/>0xde<text:tab/>0xf7<text:tab/>0xff<text:tab/>0x7f<text:tab/>0x00<text:tab/>0x00</text:p>
      <text:p text:style-name="P8">0x7fffffffde80:<text:tab/>0x20<text:tab/>0xc6<text:tab/>0xff<text:tab/>0xf7<text:tab/>0xff<text:tab/>0x7f<text:tab/>0x00<text:tab/>0x00</text:p>
      <text:p text:style-name="P8">0x7fffffffde88:<text:tab/>0x68<text:tab/>0xdf<text:tab/>0xff<text:tab/>0xff<text:tab/>0xff<text:tab/>0x7f<text:tab/>0x00<text:tab/>0x00</text:p>
      <text:p text:style-name="P8">0x7fffffffde90:<text:tab/>0x00<text:tab/>0x00<text:tab/>0x00<text:tab/>0x00<text:tab/>0x01<text:tab/>0x00<text:tab/>0x00<text:tab/>0x00</text:p>
      <text:p text:style-name="P8">0x7fffffffde98:<text:tab/>0x96<text:tab/>0x11<text:tab/>0x40<text:tab/>0x00<text:tab/>0x00<text:tab/>0x00<text:tab/>0x00<text:tab/>0x00</text:p>
      <text:p text:style-name="P8">0x7fffffffdea0:<text:tab/>0x60<text:tab/>0x16<text:tab/>0x40<text:tab/>0x00<text:tab/>0x00<text:tab/>0x00<text:tab/>0x00<text:tab/>0x00</text:p>
      <text:p text:style-name="P8">0x7fffffffdea8:<text:tab/>0xf6<text:tab/>0x8b<text:tab/>0x29<text:tab/>0xe0<text:tab/>0xf9<text:tab/>0x88<text:tab/>0x51<text:tab/>0x8d</text:p>
      <text:p text:style-name="P8">0x7fffffffdeb0:<text:tab/>0xb0<text:tab/>0x10<text:tab/>0x40<text:tab/>0x00<text:tab/>0x00<text:tab/>0x00<text:tab/>0x00<text:tab/>0x00</text:p>
      <text:p text:style-name="P8">0x7fffffffdeb8:<text:tab/>0x60<text:tab/>0xdf<text:tab/>0xff<text:tab/>0xff<text:tab/>0xff<text:tab/>0x7f<text:tab/>0x00<text:tab/>0x00</text:p>
      <text:p text:style-name="P8">0x7fffffffdec0:<text:tab/>0x00<text:tab/>0x00<text:tab/>0x00<text:tab/>0x00<text:tab/>0x00<text:tab/>0x00<text:tab/>0x00<text:tab/>0x00</text:p>
      <text:p text:style-name="P8">0x7fffffffdec8:<text:tab/>0x00<text:tab/>0x00<text:tab/>0x00<text:tab/>0x00<text:tab/>0x00<text:tab/>0x00<text:tab/>0x00<text:tab/>0x00</text:p>
      <text:p text:style-name="P8">0x7fffffffded0:<text:tab/>0xf6<text:tab/>0x8b<text:tab/>0x29<text:tab/>0x5d</text:p>
      <text:p text:style-name="P3"/>
      <text:p text:style-name="P3"/>
      <text:p text:style-name="P35">Answer: <text:s text:c="2"/>x/<text:span text:style-name="T54">100xb <text:s/></text:span><text:span text:style-name="T55">0x7fffffffde70</text:span></text:p>
      <text:p text:style-name="P3"/>
      <text:p text:style-name="P36"><text:span text:style-name="T57">E</text:span><text:span text:style-name="T56">ach group of digits is one byte. <text:s/>That is why there is a ‘b’ in the command.</text:span></text:p>
      <text:p text:style-name="P62"/>
      <text:p text:style-name="P62">100 groups were outputted. <text:s/>That is why “100” appears in the command.</text:p>
      <text:p text:style-name="P62"/>
      <text:p text:style-name="P62">The ‘x’ next to the b means output will be in base 16.</text:p>
      <text:p text:style-name="P1">10. <text:s/>You are working in a computer forensic lap. <text:s/>This position requires no programming, but you have to use other investigative skills. <text:s text:c="2"/>The main function has called another function. <text:s/>The currently executing function is not “main”.</text:p>
      <text:p text:style-name="P3"/>
      <text:p text:style-name="P3">What is the gdb command that will show the address of the next instruction to execute when the current function reaches its one return statement?</text:p>
      <text:p text:style-name="P3"/>
      <text:p text:style-name="P3">Don’t jump immediately to the blank answer. <text:s/>You can figure this out. <text:s/>It is not that hard.</text:p>
      <text:p text:style-name="P3"/>
      <text:p text:style-name="P3"/>
      <text:p text:style-name="P37">Answer <text:s/><text:span text:style-name="T58">Either of the following are correct.</text:span>:</text:p>
      <text:p text:style-name="P37"/>
      <text:p text:style-name="P40">x/1xg <text:s text:c="2"/>($rbp+8)</text:p>
      <text:p text:style-name="P41">p/x <text:s text:c="2"/>((long*)$rbp+1)</text:p>
      <text:p text:style-name="P38"/>
      <text:p text:style-name="P38"/>
      <text:p text:style-name="P39">The following do<text:span text:style-name="T59">es</text:span> accomplish the requirements of this question, but not recommended.</text:p>
      <text:p text:style-name="P63">display/i <text:s text:c="2"/>$pc</text:p>
      <text:p text:style-name="P38"/>
      <text:p text:style-name="P38"/>
      <text:p text:style-name="P38"/>
      <text:p text:style-name="P38"/>
      <text:p text:style-name="P38">The following are wrong</text:p>
      <text:p text:style-name="P38">p/x <text:s/>((long*)$rbp+8)<text:tab/><text:tab/><text:tab/>&lt;=== Close, but wrong</text:p>
      <text:p text:style-name="P3"/>
      <text:p text:style-name="P3"/>
      <text:p text:style-name="P1">11. <text:s/>The following array appears in the segment .data of a program.</text:p>
      <text:p text:style-name="P3"/>
      <text:p text:style-name="P3"><text:tab/>greeting db “Good morning Dr. Jo”,10,0</text:p>
      <text:p text:style-name="P3"/>
      <text:p text:style-name="P3">What is the gdb command that will show the address of where the char ‘G’ is stored.</text:p>
      <text:p text:style-name="P3"/>
      <text:p text:style-name="P52"/>
      <text:p text:style-name="P52">Answer: <text:s text:c="2"/>p/x <text:s/>&amp;greeting</text:p>
      <text:p text:style-name="P3"/>
      <text:p text:style-name="P3"/>
      <text:p text:style-name="P3"/>
      <text:p text:style-name="P3"/>
      <text:p text:style-name="P3">12. <text:s/>What is the GDB command that will show the number stored in the high half of xmm6 in floating point decimal form.</text:p>
      <text:p text:style-name="P3"/>
      <text:p text:style-name="P3"/>
      <text:p text:style-name="P3"/>
      <text:p text:style-name="P50">Answer: <text:s/>p/f <text:s/>$xmm6.v2_double[1]</text:p>
      <text:p text:style-name="P3"/>
      <text:p text:style-name="P3"/>
      <text:p text:style-name="P3"/>
      <text:p text:style-name="P5"/>
      <text:p text:style-name="P2">Conclusion</text:p>
      <text:p text:style-name="P3"/>
      <text:p text:style-name="P3">Enter your name:</text:p>
      <text:p text:style-name="P3"/>
      <text:p text:style-name="P3"/>
      <text:p text:style-name="P3">Enter your favorite email address</text:p>
      <text:p text:style-name="Standard"><text:span text:style-name="Hyperlink"><text:span text:style-name="T1"/></text:span></text:p>
      <text:p text:style-name="P3"/>
      <text:p text:style-name="P3">If you are enrolled in a section other than #7 tell me your section number for record keeping purposes:</text:p>
      <text:p text:style-name="P3">Section 5</text:p>
      <text:p text:style-name="P3"/>
      <text:p text:style-name="P3"/>
      <text:p text:style-name="P3">Please don’t send me a link to the cloud. <text:s/>That simply make the whole grading process slow down. <text:s/>Send me an attachment. <text:s text:c="2"/>I am not going to open any more links to cloud servers. <text:s/>Grading has to be fast.</text:p>
      <text:p text:style-name="P3"/>
      <text:p text:style-name="P3"/>
      <text:p text:style-name="P3">Final exam week is dead week. <text:s/>No office hours, no zoom, no lectures, no Si meetings, no TA (Daniel) providing help, no holds removed. <text:s/>You might get some help from classmates in discord, but that is all.</text:p>
      <text:p text:style-name="P3"/>
      <text:p text:style-name="P3"/>
      <text:p text:style-name="P3"/>
      <text:p text:style-name="P3"/>
      <text:p text:style-name="P3">Messages: <text:s/>If you want to talk about something then this is the place to do it. <text:s/>If you send me the message in body of the email submitting this document then the message becomes separated from the test document and I can’t put the two together.</text:p>
      <text:p text:style-name="P3"/>
      <text:p text:style-name="P3"/>
      <text:p text:style-name="P51"><text:span text:style-name="Default_20_Paragraph_20_Fon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7-01-01T14:28:00Z</meta:creation-date>
    <dc:date>2022-05-22T17:23:26.573724614</dc:date>
    <meta:editing-cycles>8</meta:editing-cycles>
    <meta:editing-duration>PT5H22M38S</meta:editing-duration>
    <meta:document-statistic meta:table-count="1" meta:image-count="0" meta:object-count="7" meta:page-count="16" meta:paragraph-count="303" meta:word-count="2303" meta:character-count="15502" meta:non-whitespace-character-count="12805"/>
    <meta:template xlink:type="simple" xlink:actuate="onRequest" xlink:title="" xlink:href="../../../../../../6F51-EF99/240-5tests/Aaron-Lee=midterm-done/240-5final-concepts-test-for-students-%20Aaron-%20Lee.odt/Normal.dotm"/>
  </office:meta>
</office:document-meta>
</file>

<file path=Object 1/content.xml><?xml version="1.0" encoding="utf-8"?>
<math xmlns="http://www.w3.org/1998/Math/MathML" display="block">
  <semantics>
    <mrow>
      <mrow>
        <mn>1</mn>
        <mo stretchy="false">+</mo>
        <mrow>
          <mo fence="true" stretchy="false">(</mo>
          <mrow>
            <mfrac>
              <mn>1</mn>
              <mn>2</mn>
            </mfrac>
          </mrow>
          <mo fence="true" stretchy="false">)</mo>
        </mrow>
      </mrow>
      <mrow>
        <munderover>
          <mo stretchy="false">∑</mo>
          <mrow>
            <mi>k</mi>
            <mo stretchy="false">=</mo>
            <mn>0</mn>
          </mrow>
          <mn>25</mn>
        </munderover>
        <msup>
          <mrow>
            <mo fence="true" stretchy="true">(</mo>
            <mrow>
              <mfrac>
                <mn>1</mn>
                <mn>4</mn>
              </mfrac>
            </mrow>
            <mo fence="true" stretchy="true">)</mo>
          </mrow>
          <mi>k</mi>
        </msup>
      </mrow>
    </mrow>
    <annotation encoding="StarMath 5.0">1 + ( 1 over 2) sum from {k=0} to {25} left( 1 over 4 right) ^ k</annotation>
  </semantics>
</math>
</file>

<file path=Object 2/content.xml><?xml version="1.0" encoding="utf-8"?>
<math xmlns="http://www.w3.org/1998/Math/MathML" display="block">
  <semantics>
    <mrow>
      <mrow>
        <mn>1</mn>
        <mo stretchy="false">+</mo>
        <mrow>
          <mo fence="true" stretchy="false">(</mo>
          <mrow>
            <mfrac>
              <mn>1</mn>
              <mn>2</mn>
            </mfrac>
          </mrow>
          <mo fence="true" stretchy="false">)</mo>
        </mrow>
      </mrow>
      <mfrac>
        <mrow>
          <mn>1</mn>
          <mo stretchy="false">−</mo>
          <msup>
            <mrow>
              <mo fence="true" stretchy="true">(</mo>
              <mrow>
                <mfrac>
                  <mn>1</mn>
                  <mn>4</mn>
                </mfrac>
              </mrow>
              <mo fence="true" stretchy="true">)</mo>
            </mrow>
            <mn>26</mn>
          </msup>
        </mrow>
        <mrow>
          <mn>1</mn>
          <mo stretchy="false">−</mo>
          <mrow>
            <mo fence="true" stretchy="true">(</mo>
            <mrow>
              <mfrac>
                <mn>1</mn>
                <mn>4</mn>
              </mfrac>
            </mrow>
            <mo fence="true" stretchy="true">)</mo>
          </mrow>
        </mrow>
      </mfrac>
    </mrow>
    <annotation encoding="StarMath 5.0">1 + (  1 over 2 )  {1-left ( 1 over 4 right)^26} over {1 - left ( 1 over 4 right )}</annotation>
  </semantics>
</math>
</file>

<file path=Object 3/content.xml><?xml version="1.0" encoding="utf-8"?>
<math xmlns="http://www.w3.org/1998/Math/MathML" display="block">
  <semantics>
    <mrow>
      <mrow>
        <mn>1</mn>
        <mo stretchy="false">+</mo>
        <mrow>
          <mo fence="true" stretchy="true">(</mo>
          <mrow>
            <mfrac>
              <mn>1</mn>
              <mn>2</mn>
            </mfrac>
          </mrow>
          <mo fence="true" stretchy="true">)</mo>
        </mrow>
      </mrow>
      <mrow>
        <mo fence="true" stretchy="true">(</mo>
        <mrow>
          <mfrac>
            <mn>4</mn>
            <mn>3</mn>
          </mfrac>
        </mrow>
        <mo fence="true" stretchy="true">)</mo>
      </mrow>
      <mrow>
        <mo fence="true" stretchy="true">(</mo>
        <mrow>
          <mrow>
            <mn>1</mn>
            <mo stretchy="false">−</mo>
            <msup>
              <mrow>
                <mo fence="true" stretchy="true">(</mo>
                <mrow>
                  <mfrac>
                    <mn>1</mn>
                    <mn>4</mn>
                  </mfrac>
                </mrow>
                <mo fence="true" stretchy="true">)</mo>
              </mrow>
              <mn>26</mn>
            </msup>
          </mrow>
        </mrow>
        <mo fence="true" stretchy="true">)</mo>
      </mrow>
    </mrow>
    <annotation encoding="StarMath 5.0">1 + left(1 over 2 right) left(4 over 3 right) left(1-left ( 1 over 4 right)^26 right)</annotation>
  </semantics>
</math>
</file>

<file path=Object 4/content.xml><?xml version="1.0" encoding="utf-8"?>
<math xmlns="http://www.w3.org/1998/Math/MathML" display="block">
  <semantics>
    <mrow>
      <mrow>
        <mn>1</mn>
        <mo stretchy="false">+</mo>
        <mrow>
          <mo fence="true" stretchy="true">(</mo>
          <mrow>
            <mfrac>
              <mn>2</mn>
              <mn>3</mn>
            </mfrac>
          </mrow>
          <mo fence="true" stretchy="true">)</mo>
        </mrow>
      </mrow>
      <mrow>
        <mo fence="true" stretchy="true">(</mo>
        <mrow>
          <mrow>
            <mn>1</mn>
            <mo stretchy="false">−</mo>
            <msup>
              <mrow>
                <mo fence="true" stretchy="true">(</mo>
                <mrow>
                  <mfrac>
                    <mn>1</mn>
                    <mn>4</mn>
                  </mfrac>
                </mrow>
                <mo fence="true" stretchy="true">)</mo>
              </mrow>
              <mn>26</mn>
            </msup>
          </mrow>
        </mrow>
        <mo fence="true" stretchy="true">)</mo>
      </mrow>
    </mrow>
    <annotation encoding="StarMath 5.0">1 +  left( 2 over3 right){ left( 1-left ( 1 over 4 right)^26 right) } </annotation>
  </semantics>
</math>
</file>

<file path=Object 5/content.xml><?xml version="1.0" encoding="utf-8"?>
<math xmlns="http://www.w3.org/1998/Math/MathML" display="block">
  <semantics>
    <mrow>
      <mrow>
        <mn>1</mn>
        <mo stretchy="false">+</mo>
        <mrow>
          <mo fence="true" stretchy="true">(</mo>
          <mrow>
            <mfrac>
              <mn>2</mn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n>2</mn>
              <mn>3</mn>
            </mfrac>
          </mrow>
          <mo fence="true" stretchy="true">)</mo>
        </mrow>
      </mrow>
      <msup>
        <mrow>
          <mo fence="true" stretchy="true">(</mo>
          <mrow>
            <mfrac>
              <mn>1</mn>
              <mn>4</mn>
            </mfrac>
          </mrow>
          <mo fence="true" stretchy="true">)</mo>
        </mrow>
        <mn>26</mn>
      </msup>
    </mrow>
    <annotation encoding="StarMath 5.0">1 + left(2 over 3 right) - left(2 over 3 right) left(1 over 4  right) ^ 26</annotation>
  </semantics>
</math>
</file>

<file path=Object 6/content.xml><?xml version="1.0" encoding="utf-8"?>
<math xmlns="http://www.w3.org/1998/Math/MathML" display="block">
  <semantics>
    <mrow>
      <mrow>
        <mn>1.6666666666667</mn>
        <mo stretchy="false">−</mo>
        <mrow>
          <mo fence="true" stretchy="true">(</mo>
          <mrow>
            <mfrac>
              <mn>2</mn>
              <mn>3</mn>
            </mfrac>
          </mrow>
          <mo fence="true" stretchy="true">)</mo>
        </mrow>
      </mrow>
      <msup>
        <mrow>
          <mo fence="true" stretchy="true">(</mo>
          <mrow>
            <mfrac>
              <mn>1</mn>
              <mn>4</mn>
            </mfrac>
          </mrow>
          <mo fence="true" stretchy="true">)</mo>
        </mrow>
        <mn>26</mn>
      </msup>
    </mrow>
    <annotation encoding="StarMath 5.0">1.6666666666667 - left(2 over 3 right) left(1 over 4  right) ^ 26</annotation>
  </semantics>
</math>
</file>

<file path=Object 7/content.xml><?xml version="1.0" encoding="utf-8"?>
<math xmlns="http://www.w3.org/1998/Math/MathML" display="block">
  <semantics>
    <mrow>
      <mrow>
        <mn>1.6666666666667</mn>
        <mo stretchy="false">−</mo>
        <mrow>
          <mo fence="true" stretchy="true">(</mo>
          <mrow>
            <mfrac>
              <mn>2</mn>
              <mn>3</mn>
            </mfrac>
          </mrow>
          <mo fence="true" stretchy="true">)</mo>
        </mrow>
      </mrow>
      <msup>
        <mrow>
          <mo fence="true" stretchy="true">(</mo>
          <mrow>
            <mfrac>
              <mn>1</mn>
              <mn>4</mn>
            </mfrac>
          </mrow>
          <mo fence="true" stretchy="true">)</mo>
        </mrow>
        <mn>26</mn>
      </msup>
    </mrow>
    <annotation encoding="StarMath 5.0">1.6666666666667 - left(2 over 3 right) left(1 over 4  right) ^ 26</annotation>
  </semantics>
</math>
</file>